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300000023A44C958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cccccc" officeooo:paragraph-rsid="00298643"/>
    </style:style>
    <style:style style:name="P2" style:family="paragraph" style:parent-style-name="Header">
      <style:paragraph-properties fo:text-align="end" style:justify-single-word="false"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Header">
      <style:paragraph-properties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Header">
      <style:paragraph-properties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officeooo:rsid="00220813" officeooo:paragraph-rsid="00220813"/>
    </style:style>
    <style:style style:name="P7" style:family="paragraph" style:parent-style-name="Header">
      <style:text-properties officeooo:rsid="00220813" officeooo:paragraph-rsid="00220813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text-properties style:font-name="Calibri" fo:font-weight="bold" officeooo:rsid="000f2357" officeooo:paragraph-rsid="0025cedc" style:font-weight-asian="bold" style:font-weight-complex="bold"/>
    </style:style>
    <style:style style:name="P10" style:family="paragraph" style:parent-style-name="Standard">
      <style:text-properties style:font-name="Calibri" fo:font-weight="bold" officeooo:rsid="000f2357" officeooo:paragraph-rsid="003e92ca" style:font-weight-asian="bold" style:font-weight-complex="bold"/>
    </style:style>
    <style:style style:name="P11" style:family="paragraph" style:parent-style-name="Standard">
      <style:text-properties style:font-name="Calibri" fo:font-weight="bold" officeooo:rsid="00189c1a" officeooo:paragraph-rsid="0025cedc" style:font-weight-asian="bold" style:font-weight-complex="bold"/>
    </style:style>
    <style:style style:name="P12" style:family="paragraph" style:parent-style-name="Standard">
      <style:text-properties style:font-name="Calibri" fo:font-weight="bold" officeooo:rsid="00189c1a" officeooo:paragraph-rsid="003e92ca" style:font-weight-asian="bold" style:font-weight-complex="bold"/>
    </style:style>
    <style:style style:name="P13" style:family="paragraph" style:parent-style-name="Standard">
      <style:text-properties style:font-name="Calibri" fo:font-weight="bold" officeooo:rsid="0019d208" officeooo:paragraph-rsid="0025cedc" style:font-weight-asian="bold" style:font-weight-complex="bold"/>
    </style:style>
    <style:style style:name="P14" style:family="paragraph" style:parent-style-name="Standard">
      <style:text-properties style:font-name="Calibri" fo:font-weight="bold" officeooo:rsid="0019d208" officeooo:paragraph-rsid="0027bc87" style:font-weight-asian="bold" style:font-weight-complex="bold"/>
    </style:style>
    <style:style style:name="P15" style:family="paragraph" style:parent-style-name="Standard">
      <style:text-properties style:font-name="Calibri" fo:font-weight="bold" officeooo:rsid="0019d208" officeooo:paragraph-rsid="003e92ca" style:font-weight-asian="bold" style:font-weight-complex="bold"/>
    </style:style>
    <style:style style:name="P16" style:family="paragraph" style:parent-style-name="Standard">
      <style:text-properties style:font-name="Calibri" fo:font-weight="bold" officeooo:rsid="003e92ca" officeooo:paragraph-rsid="003e92ca" style:font-weight-asian="bold" style:font-weight-complex="bold"/>
    </style:style>
    <style:style style:name="P17" style:family="paragraph" style:parent-style-name="Standard">
      <style:text-properties style:font-name="Calibri" fo:font-weight="normal" officeooo:rsid="00189c1a" officeooo:paragraph-rsid="0025cedc" style:font-weight-asian="normal" style:font-weight-complex="normal"/>
    </style:style>
    <style:style style:name="P18" style:family="paragraph" style:parent-style-name="Standard">
      <style:text-properties style:font-name="Calibri" fo:font-weight="normal" officeooo:rsid="00189c1a" officeooo:paragraph-rsid="003e92ca" style:font-weight-asian="normal" style:font-weight-complex="normal"/>
    </style:style>
    <style:style style:name="P19" style:family="paragraph" style:parent-style-name="Standard">
      <style:text-properties style:font-name="Calibri" fo:font-weight="normal" officeooo:rsid="0019d208" officeooo:paragraph-rsid="0025cedc" style:font-weight-asian="normal" style:font-weight-complex="normal"/>
    </style:style>
    <style:style style:name="P20" style:family="paragraph" style:parent-style-name="Standard">
      <style:text-properties style:font-name="Calibri" fo:font-weight="normal" officeooo:rsid="0019d208" officeooo:paragraph-rsid="003e92ca" style:font-weight-asian="normal" style:font-weight-complex="normal"/>
    </style:style>
    <style:style style:name="P21" style:family="paragraph" style:parent-style-name="Standard">
      <style:text-properties style:font-name="Calibri" fo:font-weight="normal" officeooo:rsid="0019d208" officeooo:paragraph-rsid="00417940" style:font-weight-asian="normal" style:font-weight-complex="normal"/>
    </style:style>
    <style:style style:name="P22" style:family="paragraph" style:parent-style-name="Standard">
      <style:text-properties style:font-name="Calibri" fo:font-weight="normal" officeooo:rsid="003e6ea7" officeooo:paragraph-rsid="003e6ea7" style:font-weight-asian="normal" style:font-weight-complex="normal"/>
    </style:style>
    <style:style style:name="P23" style:family="paragraph" style:parent-style-name="Standard">
      <style:text-properties style:font-name="Calibri" fo:font-weight="normal" officeooo:rsid="003e6ea7" officeooo:paragraph-rsid="003e92ca" style:font-weight-asian="normal" style:font-weight-complex="normal"/>
    </style:style>
    <style:style style:name="P24" style:family="paragraph" style:parent-style-name="Standard">
      <style:text-properties style:font-name="Calibri" fo:font-weight="normal" officeooo:rsid="003e92ca" officeooo:paragraph-rsid="003e92ca" style:font-weight-asian="normal" style:font-weight-complex="normal"/>
    </style:style>
    <style:style style:name="P25" style:family="paragraph" style:parent-style-name="Standard">
      <style:text-properties style:font-name="Calibri" style:text-underline-style="none" fo:font-weight="normal" officeooo:rsid="003e92ca" officeooo:paragraph-rsid="003e92ca" style:font-weight-asian="normal" style:font-weight-complex="normal"/>
    </style:style>
    <style:style style:name="P26" style:family="paragraph" style:parent-style-name="Text_20_body">
      <style:text-properties style:font-name="Calibri"/>
    </style:style>
    <style:style style:name="P27" style:family="paragraph" style:parent-style-name="Text_20_body">
      <style:text-properties style:font-name="Calibri" fo:font-weight="normal" officeooo:rsid="0019d208" officeooo:paragraph-rsid="0025cedc" style:font-weight-asian="normal" style:font-weight-complex="normal"/>
    </style:style>
    <style:style style:name="P28" style:family="paragraph" style:parent-style-name="Text_20_body">
      <style:paragraph-properties fo:line-height="100%"/>
      <style:text-properties style:font-name="Calibri"/>
    </style:style>
    <style:style style:name="P29" style:family="paragraph" style:parent-style-name="Text_20_body">
      <style:text-properties style:font-name="Calibri" officeooo:paragraph-rsid="003e92ca"/>
    </style:style>
    <style:style style:name="P30" style:family="paragraph" style:parent-style-name="Text_20_body">
      <style:paragraph-properties fo:line-height="100%" fo:text-align="center" style:justify-single-word="false" fo:padding="0.074cm" fo:border-left="none" fo:border-right="none" fo:border-top="none" fo:border-bottom="0.99pt solid #000000" style:join-border="false"/>
      <style:text-properties style:font-name="Calibri" fo:font-size="16pt" fo:font-weight="bold" officeooo:rsid="00400743" officeooo:paragraph-rsid="00400743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line-height="100%"/>
      <style:text-properties style:font-name="Calibri" fo:font-size="12pt" style:text-underline-style="none" officeooo:rsid="001bb91f" officeooo:paragraph-rsid="0042e3af" style:font-size-asian="12pt" style:font-size-complex="12pt"/>
    </style:style>
    <style:style style:name="P32" style:family="paragraph" style:parent-style-name="Text_20_body">
      <style:paragraph-properties fo:line-height="100%"/>
      <style:text-properties style:font-name="Calibri" fo:font-size="12pt" style:text-underline-style="none" fo:font-weight="normal" officeooo:rsid="001bb91f" officeooo:paragraph-rsid="0042e3af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Calibri" officeooo:rsid="0019d208" officeooo:paragraph-rsid="0042e3af"/>
    </style:style>
    <style:style style:name="T1" style:family="text">
      <style:text-properties officeooo:rsid="00220813"/>
    </style:style>
    <style:style style:name="T2" style:family="text">
      <style:text-properties fo:font-size="10pt" officeooo:rsid="00220813" style:font-size-asian="10pt" style:font-size-complex="10pt"/>
    </style:style>
    <style:style style:name="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T4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T5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T8" style:family="text">
      <style:text-properties officeooo:rsid="003e92ca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d344f" style:font-weight-asian="normal" style:font-weight-complex="normal"/>
    </style:style>
    <style:style style:name="T11" style:family="text">
      <style:text-properties fo:font-weight="normal" officeooo:rsid="003e92ca" style:font-weight-asian="normal" style:font-weight-complex="normal"/>
    </style:style>
    <style:style style:name="T12" style:family="text">
      <style:text-properties fo:font-weight="normal" officeooo:rsid="00417940" style:font-weight-asian="normal" style:font-weight-complex="normal"/>
    </style:style>
    <style:style style:name="T13" style:family="text">
      <style:text-properties fo:font-weight="normal" officeooo:rsid="003e6ea7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officeooo:rsid="003d344f"/>
    </style:style>
    <style:style style:name="T16" style:family="text">
      <style:text-properties style:text-underline-style="solid" style:text-underline-width="auto" style:text-underline-color="font-color" officeooo:rsid="003e92ca"/>
    </style:style>
    <style:style style:name="T17" style:family="text">
      <style:text-properties style:text-underline-style="solid" style:text-underline-width="auto" style:text-underline-color="font-color" officeooo:rsid="00417940"/>
    </style:style>
    <style:style style:name="T18" style:family="text">
      <style:text-properties officeooo:rsid="003e6ea7"/>
    </style:style>
    <style:style style:name="T19" style:family="text">
      <style:text-properties officeooo:rsid="00417940"/>
    </style:style>
    <style:style style:name="T20" style:family="text">
      <style:text-properties officeooo:rsid="001d626a"/>
    </style:style>
    <style:style style:name="T21" style:family="text">
      <style:text-properties officeooo:rsid="0042e3af"/>
    </style:style>
    <style:style style:name="T22" style:family="text">
      <style:text-properties fo:font-size="12pt" style:text-underline-style="none" officeooo:rsid="0042e3af" style:font-size-asian="12pt" style:font-size-complex="12pt"/>
    </style:style>
    <style:style style:name="T23" style:family="text">
      <style:text-properties fo:font-size="12pt" style:text-underline-style="none" officeooo:rsid="001bb91f" style:font-size-asian="12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nwendungsfälle</text:p>
      <text:p text:style-name="P28"/>
      <text:p text:style-name="P26"><text:span text:style-name="T14">Titel</text:span>: <text:span text:style-name="T15">Veranstaltung anmeld</text:span><text:span text:style-name="T16">en</text:span><text:span text:style-name="T15"> </text:span><text:span text:style-name="T17">[</text:span><text:span text:style-name="T15">AF-1</text:span><text:span text:style-name="T17">]</text:span></text:p>
      <text:p text:style-name="P9">Akteur: <text:span text:style-name="T10">Studierender</text:span></text:p>
      <text:p text:style-name="P9"/>
      <text:p text:style-name="P9">Ziel: <text:span text:style-name="T10">Studierende/r ist verbindlich für Teilnahme an Veranstaltung eing</text:span><text:span text:style-name="T11">e</text:span><text:span text:style-name="T10">tragen.</text:span></text:p>
      <text:p text:style-name="P9"/>
      <text:p text:style-name="P10">Auslöser: </text:p>
      <text:p text:style-name="P10"><text:span text:style-name="T10">Anmeld</text:span><text:span text:style-name="T11">e</text:span><text:span text:style-name="T10">zeitraum für Veranstaltungen hat begonnen.</text:span></text:p>
      <text:p text:style-name="P16"><text:span text:style-name="T10">S</text:span><text:span text:style-name="T9">tudierende/r möchte sich für Teilnahme an Veranstaltungen anmelden</text:span></text:p>
      <text:p text:style-name="P9"/>
      <text:p text:style-name="P9">Vorbedingung: </text:p>
      <text:p text:style-name="P22">Studierende/r ist dem System bekannt und <text:span text:style-name="T8">eingeloggt.</text:span></text:p>
      <text:p text:style-name="P9"/>
      <text:p text:style-name="P9">Nachbedingung: </text:p>
      <text:p text:style-name="P22">Anmeldungen sind im System gespeichert.</text:p>
      <text:p text:style-name="P9"/>
      <text:p text:style-name="P9">Erfolgsszenario:</text:p>
      <text:p text:style-name="P17">1. <text:span text:style-name="T18">Studierende/r ruft die Übersicht der verfügbaren Veranstaltungen auf.</text:span></text:p>
      <text:p text:style-name="P22">2. System findet Veranstaltungen für die sich der Studierende anmelden darf und zeigt sie an.</text:p>
      <text:p text:style-name="P22">3. Studierende/r wählt einen oder mehrere Veranstaltungen zur Anmeldung aus und bestätigt Eingabe.</text:p>
      <text:p text:style-name="P22">4. System speichert Auswahl und zeigt Übersicht der angemeldeten Veranstaltungen an.</text:p>
      <text:p text:style-name="P17"/>
      <text:p text:style-name="P11">Fehlerfälle:</text:p>
      <text:p text:style-name="P27">3a. Falls <text:span text:style-name="T18">der Studierende/r keine Veranstaltungen gewählt hat und dennoch bestätigt hat, wird direkt auf die Übersichtsseite weitergeleitet.</text:span></text:p>
      <text:p text:style-name="P14">Häufigkeit: </text:p>
      <text:p text:style-name="P21"><text:span text:style-name="T18">Pro Studierende/r mehrmals am Tag</text:span>.</text:p>
      <text:p text:style-name="P13"/>
      <text:p text:style-name="P13">Anforderungen:<text:span text:style-name="T9"> </text:span></text:p>
      <text:p text:style-name="P19">A1. <text:span text:style-name="T18">Anzeige der verfügbaren Veranstaltungen darf pro Student höchstens fünf Sekunden betragen</text:span>.</text:p>
      <text:p text:style-name="P19">A2. <text:span text:style-name="T8">Speicherung der Auswahl und Rückkehr zur Übersicht darf pro Student höchsten fünf Sekunden betragen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9"><text:span text:style-name="T14">Titel</text:span>: <text:span text:style-name="T15">Veranstaltung a</text:span><text:span text:style-name="T16">b</text:span><text:span text:style-name="T15">meld</text:span><text:span text:style-name="T16">en</text:span><text:span text:style-name="T15"> </text:span><text:span text:style-name="T17">[</text:span><text:span text:style-name="T15">AF-</text:span><text:span text:style-name="T16">2</text:span><text:span text:style-name="T17">]</text:span></text:p>
      <text:p text:style-name="P10">Akteur: <text:span text:style-name="T10">Studierender</text:span></text:p>
      <text:p text:style-name="P10"/>
      <text:p text:style-name="P10">Ziel: <text:span text:style-name="T10">Studierender ist für Teilnahme an </text:span><text:span text:style-name="T12">bereits angemeldeter </text:span><text:span text:style-name="T10">Veranstaltungen </text:span><text:span text:style-name="T11">abgemeldet.</text:span></text:p>
      <text:p text:style-name="P10"/>
      <text:p text:style-name="P10">Auslöser: </text:p>
      <text:p text:style-name="P10"><text:span text:style-name="T10">Anmeld</text:span><text:span text:style-name="T11">e</text:span><text:span text:style-name="T10">zeitraum für Veranstaltungen hat begonnen.</text:span></text:p>
      <text:p text:style-name="P16"><text:span text:style-name="T10">S</text:span><text:span text:style-name="T9">tudierende/r möchte Anmeldung an Veranstaltung widerrufen.</text:span></text:p>
      <text:p text:style-name="P10"/>
      <text:p text:style-name="P10">Vorbedingung: </text:p>
      <text:p text:style-name="P23">Studierende/r ist dem System bekannt und <text:span text:style-name="T8">eingeloggt</text:span>.</text:p>
      <text:p text:style-name="P24">Studierende/r ist zu Veranstaltungen angemeldet.</text:p>
      <text:p text:style-name="P10"/>
      <text:p text:style-name="P10">Nachbedingung: </text:p>
      <text:p text:style-name="P23">Anmeldungen sind <text:span text:style-name="T8">aus dem</text:span> System ge<text:span text:style-name="T8">löscht</text:span>.</text:p>
      <text:p text:style-name="P10"/>
      <text:p text:style-name="P10">Erfolgsszenario:</text:p>
      <text:p text:style-name="P18">1. <text:span text:style-name="T18">Studierende/r ruft die Übersicht der angemeldeten Veranstaltungen auf.</text:span></text:p>
      <text:p text:style-name="P23">2. System findet Veranstaltungen für die sich Studierende/<text:span text:style-name="T19">r</text:span> an<text:span text:style-name="T8">ge</text:span>melde<text:span text:style-name="T8">t hat </text:span>zeigt sie an.</text:p>
      <text:p text:style-name="P23">3. Studierende/r wählt eine oder mehrere Veranstaltungen zur A<text:span text:style-name="T8">b</text:span>meldung aus und bestätigt <text:span text:style-name="T8">Auswahl</text:span>.</text:p>
      <text:p text:style-name="P23">4. System <text:span text:style-name="T8">löscht</text:span> Auswahl <text:span text:style-name="T8">aus der Liste der angemeldeten Veranstaltungen und zeigt aktuelle</text:span> Übersicht der angemeldeten Veranstaltungen an.</text:p>
      <text:p text:style-name="P18"/>
      <text:p text:style-name="P12">Fehlerfälle:</text:p>
      <text:p text:style-name="P33"><text:span text:style-name="T9">3a. Falls </text:span><text:span text:style-name="T13">Studierende/r keine Veranstaltungen gewählt hat und dennoch bestätigt hat, wird direkt auf die Übersichtsseite weitergeleitet.</text:span></text:p>
      <text:p text:style-name="P33"><text:span text:style-name="T22">3b.</text:span><text:span text:style-name="T23"> Ist der Student in der Veranstaltung bereits in einem Team, </text:span><text:span text:style-name="T22">muss der Student aus dem Team gelöscht werden.</text:span></text:p>
      <text:p text:style-name="P31"><text:span text:style-name="T21">3c.</text:span> <text:span text:style-name="T21">H</text:span>at der Student noch offene Einladungen, <text:span text:style-name="T21">müssen diese gelöscht werden (bei den einladenden Teams).</text:span></text:p>
      <text:p text:style-name="P32"><text:span text:style-name="T21">3d. H</text:span>at der Student noch offene Beitrittsanfragen, <text:span text:style-name="T21">müssen diese bei den Teams gelöscht werden.</text:span></text:p>
      <text:p text:style-name="P15">Häufigkeit: </text:p>
      <text:p text:style-name="P21"><text:span text:style-name="T18">Pro Studierende/r potentiell mehrmals am Tag</text:span>.</text:p>
      <text:p text:style-name="P15"/>
      <text:p text:style-name="P15">Anforderungen:<text:span text:style-name="T9"> </text:span></text:p>
      <text:p text:style-name="P20">A1. <text:span text:style-name="T18">Anzeige der angemeldeten Veranstaltungen darf pro Student höchstens fünf Sekunden betragen</text:span>.</text:p>
      <text:p text:style-name="P25">A2. Löschung der Auswahl und Rückkehr zur Übersicht darf pro Student höchsten fünf Sekunden betra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cccccc" officeooo:paragraph-rsid="00298643"/>
    </style:style>
    <style:style style:name="MP2" style:family="paragraph" style:parent-style-name="Header">
      <style:paragraph-properties fo:text-align="end" style:justify-single-word="false"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cccccc" style:font-name="Calibri" fo:font-size="10pt" fo:font-style="italic" fo:font-weight="normal" officeooo:rsid="002e3382" officeooo:paragraph-rsid="0038fc2b" style:font-size-asian="10pt" style:font-style-asian="italic" style:font-weight-asian="normal" style:font-size-complex="10pt" style:font-style-complex="italic" style:font-weight-complex="normal"/>
    </style:style>
    <style:style style:name="MP3" style:family="paragraph" style:parent-style-name="Header">
      <style:paragraph-properties fo:text-align="center" style:justify-single-word="false"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dddddd" style:font-name="Calibri" fo:font-style="italic" fo:font-weight="normal" officeooo:rsid="00298643" officeooo:paragraph-rsid="00298643" style:font-style-asian="italic" style:font-weight-asian="normal" style:font-style-complex="italic" style:font-weight-complex="normal"/>
    </style:style>
    <style:style style:name="MP4" style:family="paragraph" style:parent-style-name="Header">
      <style:paragraph-properties fo:text-align="center" style:justify-single-word="false"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dddddd" style:font-name="Calibri" fo:font-size="12pt" fo:font-style="italic" fo:font-weight="normal" officeooo:paragraph-rsid="00220813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Header">
      <style:paragraph-properties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fo:color="#cccccc" style:font-name="Calibri" fo:font-weight="normal" officeooo:paragraph-rsid="00220813" style:font-weight-asian="normal" style:font-weight-complex="normal"/>
    </style:style>
    <style:style style:name="MP6" style:family="paragraph" style:parent-style-name="Header">
      <style:paragraph-properties>
        <style:tab-stops>
          <style:tab-stop style:position="1.392cm"/>
          <style:tab-stop style:position="8.5cm" style:type="center"/>
          <style:tab-stop style:position="17cm" style:type="right"/>
        </style:tab-stops>
      </style:paragraph-properties>
      <style:text-properties officeooo:rsid="00220813" officeooo:paragraph-rsid="00220813"/>
    </style:style>
    <style:style style:name="MP7" style:family="paragraph" style:parent-style-name="Header">
      <style:text-properties officeooo:rsid="00220813" officeooo:paragraph-rsid="00220813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>
      <style:text-properties officeooo:rsid="00220813"/>
    </style:style>
    <style:style style:name="MT2" style:family="text">
      <style:text-properties fo:font-size="10pt" officeooo:rsid="00220813" style:font-size-asian="10pt" style:font-size-complex="10pt"/>
    </style:style>
    <style:style style:name="MT3" style:family="text">
      <style:text-properties style:font-name="Calibri" fo:font-size="10pt" fo:font-style="italic" officeooo:rsid="00220813" style:font-size-asian="10pt" style:font-style-asian="italic" style:font-size-complex="10pt" style:font-style-complex="italic"/>
    </style:style>
    <style:style style:name="MT4" style:family="text">
      <style:text-properties style:font-name="Calibri" fo:font-size="10pt" fo:language="en" fo:country="US" fo:font-style="italic" officeooo:rsid="00220813" style:font-size-asian="10pt" style:font-style-asian="italic" style:font-size-complex="10pt" style:font-style-complex="italic"/>
    </style:style>
    <style:style style:name="MT5" style:family="text">
      <style:text-properties style:font-name="Calibri" fo:font-size="10pt" fo:font-style="italic" officeooo:rsid="003e92ca" style:font-size-asian="10pt" style:font-style-asian="italic" style:font-size-complex="10pt" style:font-style-complex="italic"/>
    </style:style>
    <style:style style:name="MT6" style:family="text">
      <style:text-properties style:font-name="Calibri" fo:font-size="10pt" fo:font-style="italic" fo:font-weight="normal" officeooo:rsid="00220813" style:font-size-asian="10pt" style:font-style-asian="italic" style:font-weight-asian="normal" style:font-size-complex="10pt" style:font-style-complex="italic" style:font-weight-complex="normal"/>
    </style:style>
    <style:style style:name="MT7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MT8" style:family="text">
      <style:text-properties officeooo:rsid="003e92ca"/>
    </style:style>
    <style:style style:name="Mfr1" style:family="graphic" style:parent-style-name="Graphics">
      <style:graphic-properties style:run-through="back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cm" fo:margin-left="0cm" fo:margin-right="0cm" fo:margin-bottom="0.101cm" fo:border-top="none" fo:border-bottom="0.06pt solid #dddddd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width="1.235cm" svg:height="1.235cm" draw:z-index="1"><draw:image xlink:href="Pictures/100000000000002300000023A44C9586.jpg" xlink:type="simple" xlink:show="embed" xlink:actuate="onLoad"/></draw:frame><text:span text:style-name="MT1"> <text:s text:c="11"/></text:span><text:span text:style-name="MT2"><text:s/></text:span><text:span text:style-name="MT3">Software </text:span><text:span text:style-name="MT4">Engineering</text:span><text:span text:style-name="MT3"> </text:span><text:span text:style-name="MT5">2 –</text:span><text:span text:style-name="MT3"> </text:span><text:span text:style-name="MT5">WS</text:span><text:span text:style-name="MT3">15</text:span><text:span text:style-name="MT5">/16</text:span><text:span text:style-name="MT3"> -</text:span><text:span text:style-name="MT6"> </text:span><text:span text:style-name="MT7">Prof. Dr. Olaf Zukunft</text:span></text:p>
        <text:p text:style-name="MP2"><text:tab/><text:span text:style-name="MT8">UniKit - Anwendungsfälle</text:span></text:p>
        <text:p text:style-name="MP3"><text:tab/></text:p>
        <text:p text:style-name="MP4"/>
        <text:p text:style-name="MP5"><text:tab/></text:p>
        <text:p text:style-name="MP6"/>
        <text:p text:style-name="MP6"><text:tab/></text:p>
        <text:p text:style-name="MP7"><text:tab/></text:p>
      </style:header>
      <style:footer>
        <text:p text:style-name="MP8"><text:page-number text:select-page="current">2</text:page-number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22:44:20.064000000</meta:creation-date>
    <dc:date>2015-11-16T11:38:00.693000000</dc:date>
    <meta:editing-duration>PT4H11M18S</meta:editing-duration>
    <meta:editing-cycles>30</meta:editing-cycles>
    <meta:generator>LibreOffice/4.4.5.2$Windows_x86 LibreOffice_project/a22f674fd25a3b6f45bdebf25400ed2adff0ff99</meta:generator>
    <meta:document-statistic meta:table-count="0" meta:image-count="1" meta:object-count="0" meta:page-count="2" meta:paragraph-count="56" meta:word-count="362" meta:character-count="2835" meta:non-whitespace-character-count="2496"/>
  </office:meta>
</office:document-meta>
</file>